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officeooo:paragraph-rsid="001a4caa"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language="en" fo:country="US" fo:font-style="normal" fo:font-weight="normal" officeooo:rsid="00205f41" officeooo:paragraph-rsid="00205f41" style:font-style-asian="normal" style:font-weight-asian="normal"/>
    </style:style>
    <style:style style:name="P5" style:family="paragraph" style:parent-style-name="Standard">
      <style:text-properties fo:language="en" fo:country="US" officeooo:rsid="00205f41" officeooo:paragraph-rsid="00205f41"/>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language="en" fo:country="US" officeooo:rsid="001ca369"/>
    </style:style>
    <style:style style:name="T4" style:family="text">
      <style:text-properties fo:language="en" fo:country="US" officeooo:rsid="001e854a"/>
    </style:style>
    <style:style style:name="T5" style:family="text">
      <style:text-properties fo:language="en" fo:country="US" officeooo:rsid="001ffc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5">11th</text:span> of <text:span text:style-name="T4">November</text:span><text:span text:style-name="T3"> </text:span>202<text:span text:style-name="T3">5</text:span> under the <text:span text:style-name="T5">52nd</text:span> PA Meeting.</text:p>
      <text:p text:style-name="P1"/>
      <text:p text:style-name="P1">The Assembly, recognising the current situation,</text:p>
      <text:p text:style-name="P1"/>
      <text:p text:style-name="P4">Constitutes the need to establish the voluntary Osbos Convention as called for by M50-1§2.4. The treaty is laid down in appendix A.</text:p>
      <text:p text:style-name="P1"/>
      <text:p text:style-name="P1">And proceeds.</text:p>
      <text:p text:style-name="P1"/>
      <text:p text:style-name="P1">Signed by,</text:p>
      <text:p text:style-name="P4">Lunar_Lunatic_</text:p>
      <text:p text:style-name="P4">Eldegron</text:p>
      <text:p text:style-name="P4">Emeralda_axe7</text:p>
      <text:p text:style-name="P1"/>
      <text:p text:style-name="P1"/>
      <text:p text:style-name="P1"/>
      <text:p text:style-name="Standard"><text:span text:style-name="T1">[</text:span><text:span text:style-name="T2">Motion 52-22: The Osbos Convention</text:span><text:span text:style-name="T1">]</text:span></text:p>
      <text:p text:style-name="Standard"><text:span text:style-name="T1"/></text:p>
      <text:p text:style-name="P5"><text:span text:style-name="T1">Appendix A: The Osbos Convention</text:span></text:p>
      <text:p text:style-name="P5"><text:span text:style-name="T1">Article 1: Prohibited in war</text:span></text:p>
      <text:p text:style-name="P5"><text:span text:style-name="T1">Griefing, stealing and killing civilians is prohibited in war, unless the parties to a war agrees otherwise.</text:span></text:p>
      <text:p text:style-name="P5"><text:span text:style-name="T1"/></text:p>
      <text:p text:style-name="P5"><text:span text:style-name="T1">Article 2: Exceptions to prohibition of griefing</text:span></text:p>
      <text:p text:style-name="P5"><text:span text:style-name="T1">It is not in violation of the prohibition of griefing, to break blocks which constitute a barrier to accessing buildings and similar structures provided that replacing the blocks broken is not unduly burdensome and the breaking does not go further than necessary to enter the building or other structure. Furthermore, the damage done by end crystals in combat shall not be a violation of the prohibition, unless this is being exploited to simply grief. Limited bombing of military sites is also permitted, if done in a lore-appropriate way, for example not spamming around tnt but using nukes, flying machines or tnt cannons. The theft of limited amounts of military equipment shall be allowed, with the exception of materials sold in shops.</text:span></text:p>
      <text:p text:style-name="P5"><text:span text:style-name="T1"/></text:p>
      <text:p text:style-name="P5"><text:span text:style-name="T1">Article 3: Exceptions to the prohibition of killing civilians</text:span></text:p>
      <text:p text:style-name="P5"><text:span text:style-name="T1">So-called civilians who engage in combat with armed forces shall lose their status as civilian. It is not in violation of the rules to kill civilians when they have broken the laws of a power having actual control over an area they find themselves within and they have been tried in accordance with the same procedures applicable in the relevant power with regard to its own citizens. Mercenaries shall also lose their status as civilian.</text:span></text:p>
      <text:p text:style-name="P5"><text:span text:style-name="T1"/></text:p>
      <text:p text:style-name="P5"><text:span text:style-name="T1">Article 4: General exception for those defending their territory</text:span></text:p>
      <text:p text:style-name="P5"><text:span text:style-name="T1">A state which is defending its own territory may take down blocks on its territory placed by agents of an attacking state and kill citizens of an attacking state who are present on the defending state's territory or on their way to enter it, provided that civilians who clearly identified themselves as such may not be killed unless a travel ban applies to them.</text:span></text:p>
      <text:p text:style-name="P5"><text:span text:style-name="T1"/></text:p>
      <text:p text:style-name="P5"><text:span text:style-name="T1">Article 5: Declaration of wars</text:span></text:p>
      <text:p text:style-name="P5"><text:span text:style-name="T1">States may not engage in war or other armed combat without previous and explicit warning to both the People's Assembly and the receiving state(s), in the form either of a reasoned declaration of war </text:span><text:soft-page-break/><text:span text:style-name="T1">or of an ultimatum with conditional declaration of war. 24 hours must elapse between a declaration of war and the start of armed combat.</text:span></text:p>
      <text:p text:style-name="P5"><text:span text:style-name="T1"/></text:p>
      <text:p text:style-name="P5"><text:span text:style-name="T1">Article 6: Cessation of wars</text:span></text:p>
      <text:p text:style-name="P5"><text:span text:style-name="T1">A war ends when it has been ended by an agreement or when the parties have not engaged in combat for a period of a week.</text:span></text:p>
      <text:p text:style-name="P5"><text:span text:style-name="T1"/></text:p>
      <text:p text:style-name="P5"><text:span text:style-name="T1">Article 7: Prohibition of wars related to PA issues and jus post bellum</text:span></text:p>
      <text:p text:style-name="P5"><text:span text:style-name="T1">A war cannot be declared with regards to a matter which is under the active consideration of the PA, for example a pending motion. Without the explicit consent of the receiving state, a state cannot be declared war on if has it been in a war that concluded during the last month.</text:span></text:p>
      <text:p text:style-name="P5"><text:span text:style-name="T1"/></text:p>
      <text:p text:style-name="P5"><text:span text:style-name="T1">Article 8: Derogations</text:span></text:p>
      <text:p text:style-name="P5"><text:span text:style-name="T1">The states may between themselves derogate from the rules of this convention.</text:span></text:p>
      <text:p text:style-name="P5"><text:span text:style-name="T1"/></text:p>
      <text:p text:style-name="P5"><text:span text:style-name="T1">Article 9: CotS</text:span></text:p>
      <text:p text:style-name="P5"><text:span text:style-name="T1">Disputes under this convention shall be submitted to the Council of the Server, if they are not solved otherwise between the states privately.</text:span></text:p>
      <text:p text:style-name="P5"><text:span text:style-name="T1"/></text:p>
      <text:p text:style-name="P5"><text:span text:style-name="T1">Article 10: Signatories</text:span></text:p>
      <text:p text:style-name="P5"><text:span text:style-name="T1">This convention applies to all signatories and only the signatories, their territory and anyone present within. This means that foreign combatants present in an Osbos Convention signatory's territory who is at war, whose country is not a signatory, will fall under this conven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1-11T21:31:24.430351192</dc:date>
    <meta:editing-duration>PT6M3S</meta:editing-duration>
    <meta:editing-cycles>11</meta:editing-cycles>
    <meta:generator>LibreOffice/24.2.7.2$Linux_X86_64 LibreOffice_project/420$Build-2</meta:generator>
    <meta:document-statistic meta:table-count="0" meta:image-count="0" meta:object-count="0" meta:page-count="2" meta:paragraph-count="30" meta:word-count="613" meta:character-count="3666" meta:non-whitespace-character-count="3083"/>
  </office:meta>
</office:document-meta>
</file>